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rrorHandler.printError( String type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ErrorHandl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Handl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rrorHandl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Handler.DefaultErrorHandl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Handler.Defaul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